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17cm"/>
    </style:style>
    <style:style style:name="co2" style:family="table-column">
      <style:table-column-properties fo:break-before="auto" style:column-width="0.39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3.44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1.66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CSV file of paramterSearch with C=[0,03125, 0,125, 0,5, 2,0, 8,0, 32,0, 128,0, 512,0, 2048,0, 8192,0, 32768,0] gamma=[3,0517578125E-5, 1,220703125E-4, 4,8828125E-4, 0,001953125, 0,0078125, 0,03125, 0,125, 0,5, 2,0, 8,0]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ime_ms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0078125" calcext:value-type="float">
            <text:p>0,0078125</text:p>
          </table:table-cell>
          <table:table-cell office:value-type="float" office:value="0.754109138724523" calcext:value-type="float">
            <text:p>0,7541091387</text:p>
          </table:table-cell>
          <table:table-cell office:value-type="float" office:value="129182" calcext:value-type="float">
            <text:p>12918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61801446416831" calcext:value-type="float">
            <text:p>0,6180144642</text:p>
          </table:table-cell>
          <table:table-cell office:value-type="float" office:value="197898" calcext:value-type="float">
            <text:p>197898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0.000030517578125" calcext:value-type="float">
            <text:p>3,0517578125E-005</text:p>
          </table:table-cell>
          <table:table-cell office:value-type="float" office:value="0.751479289940828" calcext:value-type="float">
            <text:p>0,7514792899</text:p>
          </table:table-cell>
          <table:table-cell office:value-type="float" office:value="129935" calcext:value-type="float">
            <text:p>12993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.000030517578125" calcext:value-type="float">
            <text:p>3,0517578125E-005</text:p>
          </table:table-cell>
          <table:table-cell office:value-type="float" office:value="0.72879684418146" calcext:value-type="float">
            <text:p>0,7287968442</text:p>
          </table:table-cell>
          <table:table-cell office:value-type="float" office:value="134908" calcext:value-type="float">
            <text:p>134908</text:p>
          </table:table-cell>
          <table:table-cell table:number-columns-repeated="2"/>
          <table:table-cell table:formula="of:=MAX([.E3:.E112])" office:value-type="float" office:value="0.787639710716634" calcext:value-type="float">
            <text:p>0,78763971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0.619986850756082" calcext:value-type="float">
            <text:p>0,6199868508</text:p>
          </table:table-cell>
          <table:table-cell office:value-type="float" office:value="189648" calcext:value-type="float">
            <text:p>18964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000030517578125" calcext:value-type="float">
            <text:p>3,0517578125E-005</text:p>
          </table:table-cell>
          <table:table-cell office:value-type="float" office:value="0.565746219592374" calcext:value-type="float">
            <text:p>0,5657462196</text:p>
          </table:table-cell>
          <table:table-cell office:value-type="float" office:value="203156" calcext:value-type="float">
            <text:p>20315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office:value-type="float" office:value="0.00048828125" calcext:value-type="float">
            <text:p>0,0004882813</text:p>
          </table:table-cell>
          <table:table-cell office:value-type="float" office:value="0.679815910585141" calcext:value-type="float">
            <text:p>0,6798159106</text:p>
          </table:table-cell>
          <table:table-cell office:value-type="float" office:value="170768" calcext:value-type="float">
            <text:p>17076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048" calcext:value-type="float">
            <text:p>2048</text:p>
          </table:table-cell>
          <table:table-cell office:value-type="float" office:value="0.03125" calcext:value-type="float">
            <text:p>0,03125</text:p>
          </table:table-cell>
          <table:table-cell office:value-type="float" office:value="0.710387902695595" calcext:value-type="float">
            <text:p>0,7103879027</text:p>
          </table:table-cell>
          <table:table-cell office:value-type="float" office:value="175259" calcext:value-type="float">
            <text:p>17525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001953125" calcext:value-type="float">
            <text:p>0,001953125</text:p>
          </table:table-cell>
          <table:table-cell office:value-type="float" office:value="0.7465483234714" calcext:value-type="float">
            <text:p>0,7465483235</text:p>
          </table:table-cell>
          <table:table-cell office:value-type="float" office:value="129589" calcext:value-type="float">
            <text:p>129589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office:value-type="float" office:value="0.596646942800789" calcext:value-type="float">
            <text:p>0,5966469428</text:p>
          </table:table-cell>
          <table:table-cell office:value-type="float" office:value="210264" calcext:value-type="float">
            <text:p>210264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192" calcext:value-type="float">
            <text:p>8192</text:p>
          </table:table-cell>
          <table:table-cell office:value-type="float" office:value="0.001953125" calcext:value-type="float">
            <text:p>0,001953125</text:p>
          </table:table-cell>
          <table:table-cell office:value-type="float" office:value="0.755095332018409" calcext:value-type="float">
            <text:p>0,755095332</text:p>
          </table:table-cell>
          <table:table-cell office:value-type="float" office:value="209594" calcext:value-type="float">
            <text:p>20959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125" calcext:value-type="float">
            <text:p>0,125</text:p>
          </table:table-cell>
          <table:table-cell office:value-type="float" office:value="0.723865877712032" calcext:value-type="float">
            <text:p>0,7238658777</text:p>
          </table:table-cell>
          <table:table-cell office:value-type="float" office:value="195838" calcext:value-type="float">
            <text:p>19583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.00048828125" calcext:value-type="float">
            <text:p>0,0004882813</text:p>
          </table:table-cell>
          <table:table-cell office:value-type="float" office:value="0.748520710059172" calcext:value-type="float">
            <text:p>0,7485207101</text:p>
          </table:table-cell>
          <table:table-cell office:value-type="float" office:value="130436" calcext:value-type="float">
            <text:p>130436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 office:value-type="float" office:value="0.0001220703125" calcext:value-type="float">
            <text:p>0,0001220703</text:p>
          </table:table-cell>
          <table:table-cell office:value-type="float" office:value="0.774819197896121" calcext:value-type="float">
            <text:p>0,7748191979</text:p>
          </table:table-cell>
          <table:table-cell office:value-type="float" office:value="277703" calcext:value-type="float">
            <text:p>277703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192" calcext:value-type="float">
            <text:p>8192</text:p>
          </table:table-cell>
          <table:table-cell office:value-type="float" office:value="0.125" calcext:value-type="float">
            <text:p>0,125</text:p>
          </table:table-cell>
          <table:table-cell office:value-type="float" office:value="0.69362261669954" calcext:value-type="float">
            <text:p>0,6936226167</text:p>
          </table:table-cell>
          <table:table-cell office:value-type="float" office:value="198241" calcext:value-type="float">
            <text:p>19824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,5</text:p>
          </table:table-cell>
          <table:table-cell office:value-type="float" office:value="0.648586456278764" calcext:value-type="float">
            <text:p>0,6485864563</text:p>
          </table:table-cell>
          <table:table-cell office:value-type="float" office:value="204184" calcext:value-type="float">
            <text:p>204184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0.0001220703125" calcext:value-type="float">
            <text:p>0,0001220703</text:p>
          </table:table-cell>
          <table:table-cell office:value-type="float" office:value="0.773175542406312" calcext:value-type="float">
            <text:p>0,7731755424</text:p>
          </table:table-cell>
          <table:table-cell office:value-type="float" office:value="146803" calcext:value-type="float">
            <text:p>14680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,5</text:p>
          </table:table-cell>
          <table:table-cell office:value-type="float" office:value="8" calcext:value-type="float">
            <text:p>8</text:p>
          </table:table-cell>
          <table:table-cell office:value-type="float" office:value="0.597304404996713" calcext:value-type="float">
            <text:p>0,597304405</text:p>
          </table:table-cell>
          <table:table-cell office:value-type="float" office:value="234995" calcext:value-type="float">
            <text:p>23499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125" calcext:value-type="float">
            <text:p>0,125</text:p>
          </table:table-cell>
          <table:table-cell office:value-type="float" office:value="2" calcext:value-type="float">
            <text:p>2</text:p>
          </table:table-cell>
          <table:table-cell office:value-type="float" office:value="0.570019723865878" calcext:value-type="float">
            <text:p>0,5700197239</text:p>
          </table:table-cell>
          <table:table-cell office:value-type="float" office:value="233753" calcext:value-type="float">
            <text:p>23375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2768" calcext:value-type="float">
            <text:p>32768</text:p>
          </table:table-cell>
          <table:table-cell office:value-type="float" office:value="2" calcext:value-type="float">
            <text:p>2</text:p>
          </table:table-cell>
          <table:table-cell office:value-type="float" office:value="0.614069690992768" calcext:value-type="float">
            <text:p>0,614069691</text:p>
          </table:table-cell>
          <table:table-cell office:value-type="float" office:value="231079" calcext:value-type="float">
            <text:p>23107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0.596975673898751" calcext:value-type="float">
            <text:p>0,5969756739</text:p>
          </table:table-cell>
          <table:table-cell office:value-type="float" office:value="227599" calcext:value-type="float">
            <text:p>22759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657790927021696" calcext:value-type="float">
            <text:p>0,657790927</text:p>
          </table:table-cell>
          <table:table-cell office:value-type="float" office:value="201445" calcext:value-type="float">
            <text:p>20144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048" calcext:value-type="float">
            <text:p>2048</text:p>
          </table:table-cell>
          <table:table-cell office:value-type="float" office:value="0.5" calcext:value-type="float">
            <text:p>0,5</text:p>
          </table:table-cell>
          <table:table-cell office:value-type="float" office:value="0.644970414201183" calcext:value-type="float">
            <text:p>0,6449704142</text:p>
          </table:table-cell>
          <table:table-cell office:value-type="float" office:value="199277" calcext:value-type="float">
            <text:p>19927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0.00048828125" calcext:value-type="float">
            <text:p>0,0004882813</text:p>
          </table:table-cell>
          <table:table-cell office:value-type="float" office:value="0.766272189349112" calcext:value-type="float">
            <text:p>0,7662721893</text:p>
          </table:table-cell>
          <table:table-cell office:value-type="float" office:value="140819" calcext:value-type="float">
            <text:p>140819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0.00048828125" calcext:value-type="float">
            <text:p>0,0004882813</text:p>
          </table:table-cell>
          <table:table-cell office:value-type="float" office:value="0.773175542406312" calcext:value-type="float">
            <text:p>0,7731755424</text:p>
          </table:table-cell>
          <table:table-cell office:value-type="float" office:value="231540" calcext:value-type="float">
            <text:p>23154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1953125" calcext:value-type="float">
            <text:p>0,001953125</text:p>
          </table:table-cell>
          <table:table-cell office:value-type="float" office:value="0.730769230769231" calcext:value-type="float">
            <text:p>0,7307692308</text:p>
          </table:table-cell>
          <table:table-cell office:value-type="float" office:value="230395" calcext:value-type="float">
            <text:p>23039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97961867192636" calcext:value-type="float">
            <text:p>0,5979618672</text:p>
          </table:table-cell>
          <table:table-cell office:value-type="float" office:value="227304" calcext:value-type="float">
            <text:p>227304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12" calcext:value-type="float">
            <text:p>512</text:p>
          </table:table-cell>
          <table:table-cell office:value-type="float" office:value="0.125" calcext:value-type="float">
            <text:p>0,125</text:p>
          </table:table-cell>
          <table:table-cell office:value-type="float" office:value="0.69723865877712" calcext:value-type="float">
            <text:p>0,6972386588</text:p>
          </table:table-cell>
          <table:table-cell office:value-type="float" office:value="211296" calcext:value-type="float">
            <text:p>21129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,5</text:p>
          </table:table-cell>
          <table:table-cell office:value-type="float" office:value="0.653517422748192" calcext:value-type="float">
            <text:p>0,6535174227</text:p>
          </table:table-cell>
          <table:table-cell office:value-type="float" office:value="210005" calcext:value-type="float">
            <text:p>21000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0030517578125" calcext:value-type="float">
            <text:p>3,0517578125E-005</text:p>
          </table:table-cell>
          <table:table-cell office:value-type="float" office:value="0.682445759368836" calcext:value-type="float">
            <text:p>0,6824457594</text:p>
          </table:table-cell>
          <table:table-cell office:value-type="float" office:value="194198" calcext:value-type="float">
            <text:p>19419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0.599276791584484" calcext:value-type="float">
            <text:p>0,5992767916</text:p>
          </table:table-cell>
          <table:table-cell office:value-type="float" office:value="210691" calcext:value-type="float">
            <text:p>21069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2768" calcext:value-type="float">
            <text:p>32768</text:p>
          </table:table-cell>
          <table:table-cell office:value-type="float" office:value="0.5" calcext:value-type="float">
            <text:p>0,5</text:p>
          </table:table-cell>
          <table:table-cell office:value-type="float" office:value="0.646614069690993" calcext:value-type="float">
            <text:p>0,6466140697</text:p>
          </table:table-cell>
          <table:table-cell office:value-type="float" office:value="201823" calcext:value-type="float">
            <text:p>201823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8192" calcext:value-type="float">
            <text:p>8192</text:p>
          </table:table-cell>
          <table:table-cell office:value-type="float" office:value="2" calcext:value-type="float">
            <text:p>2</text:p>
          </table:table-cell>
          <table:table-cell office:value-type="float" office:value="0.616699539776463" calcext:value-type="float">
            <text:p>0,6166995398</text:p>
          </table:table-cell>
          <table:table-cell office:value-type="float" office:value="207905" calcext:value-type="float">
            <text:p>20790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0.001953125" calcext:value-type="float">
            <text:p>0,001953125</text:p>
          </table:table-cell>
          <table:table-cell office:value-type="float" office:value="0.706771860618014" calcext:value-type="float">
            <text:p>0,7067718606</text:p>
          </table:table-cell>
          <table:table-cell office:value-type="float" office:value="157877" calcext:value-type="float">
            <text:p>157877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0.125" calcext:value-type="float">
            <text:p>0,125</text:p>
          </table:table-cell>
          <table:table-cell office:value-type="float" office:value="0.708744247205786" calcext:value-type="float">
            <text:p>0,7087442472</text:p>
          </table:table-cell>
          <table:table-cell office:value-type="float" office:value="195256" calcext:value-type="float">
            <text:p>19525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030517578125" calcext:value-type="float">
            <text:p>3,0517578125E-005</text:p>
          </table:table-cell>
          <table:table-cell office:value-type="float" office:value="0.774819197896121" calcext:value-type="float">
            <text:p>0,7748191979</text:p>
          </table:table-cell>
          <table:table-cell office:value-type="float" office:value="342863" calcext:value-type="float">
            <text:p>34286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0.0078125" calcext:value-type="float">
            <text:p>0,0078125</text:p>
          </table:table-cell>
          <table:table-cell office:value-type="float" office:value="0.761669953977646" calcext:value-type="float">
            <text:p>0,761669954</text:p>
          </table:table-cell>
          <table:table-cell office:value-type="float" office:value="227337" calcext:value-type="float">
            <text:p>22733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0.59861932938856" calcext:value-type="float">
            <text:p>0,5986193294</text:p>
          </table:table-cell>
          <table:table-cell office:value-type="float" office:value="234429" calcext:value-type="float">
            <text:p>23442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0.03125" calcext:value-type="float">
            <text:p>0,03125</text:p>
          </table:table-cell>
          <table:table-cell office:value-type="float" office:value="0.727481919789612" calcext:value-type="float">
            <text:p>0,7274819198</text:p>
          </table:table-cell>
          <table:table-cell office:value-type="float" office:value="159631" calcext:value-type="float">
            <text:p>15963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3125" calcext:value-type="float">
            <text:p>0,03125</text:p>
          </table:table-cell>
          <table:table-cell office:value-type="float" office:value="0.001953125" calcext:value-type="float">
            <text:p>0,001953125</text:p>
          </table:table-cell>
          <table:table-cell office:value-type="float" office:value="0.613083497698882" calcext:value-type="float">
            <text:p>0,6130834977</text:p>
          </table:table-cell>
          <table:table-cell office:value-type="float" office:value="213694" calcext:value-type="float">
            <text:p>21369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0.5" calcext:value-type="float">
            <text:p>0,5</text:p>
          </table:table-cell>
          <table:table-cell office:value-type="float" office:value="0.648586456278764" calcext:value-type="float">
            <text:p>0,6485864563</text:p>
          </table:table-cell>
          <table:table-cell office:value-type="float" office:value="200538" calcext:value-type="float">
            <text:p>20053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0001220703125" calcext:value-type="float">
            <text:p>0,0001220703</text:p>
          </table:table-cell>
          <table:table-cell office:value-type="float" office:value="0.62853385930309" calcext:value-type="float">
            <text:p>0,6285338593</text:p>
          </table:table-cell>
          <table:table-cell office:value-type="float" office:value="207886" calcext:value-type="float">
            <text:p>20788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03125" calcext:value-type="float">
            <text:p>0,03125</text:p>
          </table:table-cell>
          <table:table-cell office:value-type="float" office:value="0.665023011176857" calcext:value-type="float">
            <text:p>0,6650230112</text:p>
          </table:table-cell>
          <table:table-cell office:value-type="float" office:value="193596" calcext:value-type="float">
            <text:p>19359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0001220703125" calcext:value-type="float">
            <text:p>0,0001220703</text:p>
          </table:table-cell>
          <table:table-cell office:value-type="float" office:value="0.731097961867193" calcext:value-type="float">
            <text:p>0,7310979619</text:p>
          </table:table-cell>
          <table:table-cell office:value-type="float" office:value="138954" calcext:value-type="float">
            <text:p>13895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 office:value-type="float" office:value="0.0078125" calcext:value-type="float">
            <text:p>0,0078125</text:p>
          </table:table-cell>
          <table:table-cell office:value-type="float" office:value="0.752136752136752" calcext:value-type="float">
            <text:p>0,7521367521</text:p>
          </table:table-cell>
          <table:table-cell office:value-type="float" office:value="173731" calcext:value-type="float">
            <text:p>17373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,5</text:p>
          </table:table-cell>
          <table:table-cell office:value-type="float" office:value="0.0078125" calcext:value-type="float">
            <text:p>0,0078125</text:p>
          </table:table-cell>
          <table:table-cell office:value-type="float" office:value="0.72189349112426" calcext:value-type="float">
            <text:p>0,7218934911</text:p>
          </table:table-cell>
          <table:table-cell office:value-type="float" office:value="140752" calcext:value-type="float">
            <text:p>14075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0.03125" calcext:value-type="float">
            <text:p>0,03125</text:p>
          </table:table-cell>
          <table:table-cell office:value-type="float" office:value="0.736686390532544" calcext:value-type="float">
            <text:p>0,7366863905</text:p>
          </table:table-cell>
          <table:table-cell office:value-type="float" office:value="193429" calcext:value-type="float">
            <text:p>19342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0078125" calcext:value-type="float">
            <text:p>0,0078125</text:p>
          </table:table-cell>
          <table:table-cell office:value-type="float" office:value="0.737015121630506" calcext:value-type="float">
            <text:p>0,7370151216</text:p>
          </table:table-cell>
          <table:table-cell office:value-type="float" office:value="116448" calcext:value-type="float">
            <text:p>11644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25" calcext:value-type="float">
            <text:p>0,125</text:p>
          </table:table-cell>
          <table:table-cell office:value-type="float" office:value="0.00048828125" calcext:value-type="float">
            <text:p>0,0004882813</text:p>
          </table:table-cell>
          <table:table-cell office:value-type="float" office:value="0.630834976988823" calcext:value-type="float">
            <text:p>0,630834977</text:p>
          </table:table-cell>
          <table:table-cell office:value-type="float" office:value="178523" calcext:value-type="float">
            <text:p>178523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3125" calcext:value-type="float">
            <text:p>0,03125</text:p>
          </table:table-cell>
          <table:table-cell office:value-type="float" office:value="0.000030517578125" calcext:value-type="float">
            <text:p>3,0517578125E-005</text:p>
          </table:table-cell>
          <table:table-cell office:value-type="float" office:value="0.56508875739645" calcext:value-type="float">
            <text:p>0,5650887574</text:p>
          </table:table-cell>
          <table:table-cell office:value-type="float" office:value="192839" calcext:value-type="float">
            <text:p>19283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25" calcext:value-type="float">
            <text:p>0,125</text:p>
          </table:table-cell>
          <table:table-cell office:value-type="float" office:value="0.001953125" calcext:value-type="float">
            <text:p>0,001953125</text:p>
          </table:table-cell>
          <table:table-cell office:value-type="float" office:value="0.664694280078895" calcext:value-type="float">
            <text:p>0,6646942801</text:p>
          </table:table-cell>
          <table:table-cell office:value-type="float" office:value="162505" calcext:value-type="float">
            <text:p>16250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0.0078125" calcext:value-type="float">
            <text:p>0,0078125</text:p>
          </table:table-cell>
          <table:table-cell office:value-type="float" office:value="0.755095332018409" calcext:value-type="float">
            <text:p>0,755095332</text:p>
          </table:table-cell>
          <table:table-cell office:value-type="float" office:value="186151" calcext:value-type="float">
            <text:p>18615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0.125" calcext:value-type="float">
            <text:p>0,125</text:p>
          </table:table-cell>
          <table:table-cell office:value-type="float" office:value="0.718934911242604" calcext:value-type="float">
            <text:p>0,7189349112</text:p>
          </table:table-cell>
          <table:table-cell office:value-type="float" office:value="195388" calcext:value-type="float">
            <text:p>195388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0.598948060486522" calcext:value-type="float">
            <text:p>0,5989480605</text:p>
          </table:table-cell>
          <table:table-cell office:value-type="float" office:value="210163" calcext:value-type="float">
            <text:p>21016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,5</text:p>
          </table:table-cell>
          <table:table-cell office:value-type="float" office:value="0.125" calcext:value-type="float">
            <text:p>0,125</text:p>
          </table:table-cell>
          <table:table-cell office:value-type="float" office:value="0.717291255752794" calcext:value-type="float">
            <text:p>0,7172912558</text:p>
          </table:table-cell>
          <table:table-cell office:value-type="float" office:value="174976" calcext:value-type="float">
            <text:p>17497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125" calcext:value-type="float">
            <text:p>0,03125</text:p>
          </table:table-cell>
          <table:table-cell office:value-type="float" office:value="0.0001220703125" calcext:value-type="float">
            <text:p>0,0001220703</text:p>
          </table:table-cell>
          <table:table-cell office:value-type="float" office:value="0.56508875739645" calcext:value-type="float">
            <text:p>0,5650887574</text:p>
          </table:table-cell>
          <table:table-cell office:value-type="float" office:value="216379" calcext:value-type="float">
            <text:p>21637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78125" calcext:value-type="float">
            <text:p>0,0078125</text:p>
          </table:table-cell>
          <table:table-cell office:value-type="float" office:value="0.705785667324129" calcext:value-type="float">
            <text:p>0,7057856673</text:p>
          </table:table-cell>
          <table:table-cell office:value-type="float" office:value="159785" calcext:value-type="float">
            <text:p>15978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.0001220703125" calcext:value-type="float">
            <text:p>0,0001220703</text:p>
          </table:table-cell>
          <table:table-cell office:value-type="float" office:value="0.7534516765286" calcext:value-type="float">
            <text:p>0,7534516765</text:p>
          </table:table-cell>
          <table:table-cell office:value-type="float" office:value="126466" calcext:value-type="float">
            <text:p>12646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125" calcext:value-type="float">
            <text:p>0,125</text:p>
          </table:table-cell>
          <table:table-cell office:value-type="float" office:value="0.0001220703125" calcext:value-type="float">
            <text:p>0,0001220703</text:p>
          </table:table-cell>
          <table:table-cell office:value-type="float" office:value="0.566074950690335" calcext:value-type="float">
            <text:p>0,5660749507</text:p>
          </table:table-cell>
          <table:table-cell office:value-type="float" office:value="208973" calcext:value-type="float">
            <text:p>20897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125" calcext:value-type="float">
            <text:p>0,125</text:p>
          </table:table-cell>
          <table:table-cell office:value-type="float" office:value="0.691321499013807" calcext:value-type="float">
            <text:p>0,691321499</text:p>
          </table:table-cell>
          <table:table-cell office:value-type="float" office:value="177041" calcext:value-type="float">
            <text:p>17704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0.61801446416831" calcext:value-type="float">
            <text:p>0,6180144642</text:p>
          </table:table-cell>
          <table:table-cell office:value-type="float" office:value="201255" calcext:value-type="float">
            <text:p>20125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3125" calcext:value-type="float">
            <text:p>0,03125</text:p>
          </table:table-cell>
          <table:table-cell office:value-type="float" office:value="0.0078125" calcext:value-type="float">
            <text:p>0,0078125</text:p>
          </table:table-cell>
          <table:table-cell office:value-type="float" office:value="0.639710716633793" calcext:value-type="float">
            <text:p>0,6397107166</text:p>
          </table:table-cell>
          <table:table-cell office:value-type="float" office:value="192446" calcext:value-type="float">
            <text:p>19244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3125" calcext:value-type="float">
            <text:p>0,03125</text:p>
          </table:table-cell>
          <table:table-cell office:value-type="float" office:value="0.5" calcext:value-type="float">
            <text:p>0,5</text:p>
          </table:table-cell>
          <table:table-cell office:value-type="float" office:value="0.56508875739645" calcext:value-type="float">
            <text:p>0,5650887574</text:p>
          </table:table-cell>
          <table:table-cell office:value-type="float" office:value="202772" calcext:value-type="float">
            <text:p>20277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125" calcext:value-type="float">
            <text:p>0,125</text:p>
          </table:table-cell>
          <table:table-cell office:value-type="float" office:value="0.5" calcext:value-type="float">
            <text:p>0,5</text:p>
          </table:table-cell>
          <table:table-cell office:value-type="float" office:value="0.630506245890861" calcext:value-type="float">
            <text:p>0,6305062459</text:p>
          </table:table-cell>
          <table:table-cell office:value-type="float" office:value="200869" calcext:value-type="float">
            <text:p>200869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0.00048828125" calcext:value-type="float">
            <text:p>0,0004882813</text:p>
          </table:table-cell>
          <table:table-cell office:value-type="float" office:value="0.783037475345168" calcext:value-type="float">
            <text:p>0,7830374753</text:p>
          </table:table-cell>
          <table:table-cell office:value-type="float" office:value="189303" calcext:value-type="float">
            <text:p>18930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1220703125" calcext:value-type="float">
            <text:p>0,0001220703</text:p>
          </table:table-cell>
          <table:table-cell office:value-type="float" office:value="0.760026298487837" calcext:value-type="float">
            <text:p>0,7600262985</text:p>
          </table:table-cell>
          <table:table-cell office:value-type="float" office:value="316876" calcext:value-type="float">
            <text:p>31687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0.001953125" calcext:value-type="float">
            <text:p>0,001953125</text:p>
          </table:table-cell>
          <table:table-cell office:value-type="float" office:value="0.769230769230769" calcext:value-type="float">
            <text:p>0,7692307692</text:p>
          </table:table-cell>
          <table:table-cell office:value-type="float" office:value="200463" calcext:value-type="float">
            <text:p>200463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192" calcext:value-type="float">
            <text:p>8192</text:p>
          </table:table-cell>
          <table:table-cell office:value-type="float" office:value="0.000030517578125" calcext:value-type="float">
            <text:p>3,0517578125E-005</text:p>
          </table:table-cell>
          <table:table-cell office:value-type="float" office:value="0.785667324128863" calcext:value-type="float">
            <text:p>0,7856673241</text:p>
          </table:table-cell>
          <table:table-cell office:value-type="float" office:value="221436" calcext:value-type="float">
            <text:p>221436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192" calcext:value-type="float">
            <text:p>8192</text:p>
          </table:table-cell>
          <table:table-cell office:value-type="float" office:value="0.03125" calcext:value-type="float">
            <text:p>0,03125</text:p>
          </table:table-cell>
          <table:table-cell office:value-type="float" office:value="0.710387902695595" calcext:value-type="float">
            <text:p>0,7103879027</text:p>
          </table:table-cell>
          <table:table-cell office:value-type="float" office:value="175844" calcext:value-type="float">
            <text:p>17584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30517578125" calcext:value-type="float">
            <text:p>3,0517578125E-005</text:p>
          </table:table-cell>
          <table:table-cell office:value-type="float" office:value="0.77120315581854" calcext:value-type="float">
            <text:p>0,7712031558</text:p>
          </table:table-cell>
          <table:table-cell office:value-type="float" office:value="152878" calcext:value-type="float">
            <text:p>15287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25" calcext:value-type="float">
            <text:p>0,125</text:p>
          </table:table-cell>
          <table:table-cell office:value-type="float" office:value="0.0078125" calcext:value-type="float">
            <text:p>0,0078125</text:p>
          </table:table-cell>
          <table:table-cell office:value-type="float" office:value="0.699539776462853" calcext:value-type="float">
            <text:p>0,6995397765</text:p>
          </table:table-cell>
          <table:table-cell office:value-type="float" office:value="169167" calcext:value-type="float">
            <text:p>16916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768" calcext:value-type="float">
            <text:p>32768</text:p>
          </table:table-cell>
          <table:table-cell office:value-type="float" office:value="8" calcext:value-type="float">
            <text:p>8</text:p>
          </table:table-cell>
          <table:table-cell office:value-type="float" office:value="0.59861932938856" calcext:value-type="float">
            <text:p>0,5986193294</text:p>
          </table:table-cell>
          <table:table-cell office:value-type="float" office:value="217904" calcext:value-type="float">
            <text:p>21790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048" calcext:value-type="float">
            <text:p>2048</text:p>
          </table:table-cell>
          <table:table-cell office:value-type="float" office:value="0.125" calcext:value-type="float">
            <text:p>0,125</text:p>
          </table:table-cell>
          <table:table-cell office:value-type="float" office:value="0.698553583168968" calcext:value-type="float">
            <text:p>0,6985535832</text:p>
          </table:table-cell>
          <table:table-cell office:value-type="float" office:value="202546" calcext:value-type="float">
            <text:p>20254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0.03125" calcext:value-type="float">
            <text:p>0,03125</text:p>
          </table:table-cell>
          <table:table-cell office:value-type="float" office:value="0.729125575279421" calcext:value-type="float">
            <text:p>0,7291255753</text:p>
          </table:table-cell>
          <table:table-cell office:value-type="float" office:value="203883" calcext:value-type="float">
            <text:p>20388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48828125" calcext:value-type="float">
            <text:p>0,0004882813</text:p>
          </table:table-cell>
          <table:table-cell office:value-type="float" office:value="0.750821827744905" calcext:value-type="float">
            <text:p>0,7508218277</text:p>
          </table:table-cell>
          <table:table-cell office:value-type="float" office:value="276298" calcext:value-type="float">
            <text:p>27629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01953125" calcext:value-type="float">
            <text:p>0,001953125</text:p>
          </table:table-cell>
          <table:table-cell office:value-type="float" office:value="0.729783037475345" calcext:value-type="float">
            <text:p>0,7297830375</text:p>
          </table:table-cell>
          <table:table-cell office:value-type="float" office:value="139500" calcext:value-type="float">
            <text:p>13950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.001953125" calcext:value-type="float">
            <text:p>0,001953125</text:p>
          </table:table-cell>
          <table:table-cell office:value-type="float" office:value="0.764628533859303" calcext:value-type="float">
            <text:p>0,7646285339</text:p>
          </table:table-cell>
          <table:table-cell office:value-type="float" office:value="137290" calcext:value-type="float">
            <text:p>13729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3125" calcext:value-type="float">
            <text:p>0,03125</text:p>
          </table:table-cell>
          <table:table-cell office:value-type="float" office:value="2" calcext:value-type="float">
            <text:p>2</text:p>
          </table:table-cell>
          <table:table-cell office:value-type="float" office:value="0.56508875739645" calcext:value-type="float">
            <text:p>0,5650887574</text:p>
          </table:table-cell>
          <table:table-cell office:value-type="float" office:value="216737" calcext:value-type="float">
            <text:p>21673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125" calcext:value-type="float">
            <text:p>0,125</text:p>
          </table:table-cell>
          <table:table-cell office:value-type="float" office:value="8" calcext:value-type="float">
            <text:p>8</text:p>
          </table:table-cell>
          <table:table-cell office:value-type="float" office:value="0.56508875739645" calcext:value-type="float">
            <text:p>0,5650887574</text:p>
          </table:table-cell>
          <table:table-cell office:value-type="float" office:value="217404" calcext:value-type="float">
            <text:p>21740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25" calcext:value-type="float">
            <text:p>0,125</text:p>
          </table:table-cell>
          <table:table-cell office:value-type="float" office:value="0.03125" calcext:value-type="float">
            <text:p>0,03125</text:p>
          </table:table-cell>
          <table:table-cell office:value-type="float" office:value="0.708744247205786" calcext:value-type="float">
            <text:p>0,7087442472</text:p>
          </table:table-cell>
          <table:table-cell office:value-type="float" office:value="172197" calcext:value-type="float">
            <text:p>17219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.614069690992768" calcext:value-type="float">
            <text:p>0,614069691</text:p>
          </table:table-cell>
          <table:table-cell office:value-type="float" office:value="212151" calcext:value-type="float">
            <text:p>21215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2768" calcext:value-type="float">
            <text:p>32768</text:p>
          </table:table-cell>
          <table:table-cell office:value-type="float" office:value="0.125" calcext:value-type="float">
            <text:p>0,125</text:p>
          </table:table-cell>
          <table:table-cell office:value-type="float" office:value="0.693293885601578" calcext:value-type="float">
            <text:p>0,6932938856</text:p>
          </table:table-cell>
          <table:table-cell office:value-type="float" office:value="201776" calcext:value-type="float">
            <text:p>20177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2768" calcext:value-type="float">
            <text:p>32768</text:p>
          </table:table-cell>
          <table:table-cell office:value-type="float" office:value="0.03125" calcext:value-type="float">
            <text:p>0,03125</text:p>
          </table:table-cell>
          <table:table-cell office:value-type="float" office:value="0.703155818540434" calcext:value-type="float">
            <text:p>0,7031558185</text:p>
          </table:table-cell>
          <table:table-cell office:value-type="float" office:value="178449" calcext:value-type="float">
            <text:p>17844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600920447074293" calcext:value-type="float">
            <text:p>0,6009204471</text:p>
          </table:table-cell>
          <table:table-cell office:value-type="float" office:value="214862" calcext:value-type="float">
            <text:p>21486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192" calcext:value-type="float">
            <text:p>8192</text:p>
          </table:table-cell>
          <table:table-cell office:value-type="float" office:value="0.5" calcext:value-type="float">
            <text:p>0,5</text:p>
          </table:table-cell>
          <table:table-cell office:value-type="float" office:value="0.644970414201183" calcext:value-type="float">
            <text:p>0,6449704142</text:p>
          </table:table-cell>
          <table:table-cell office:value-type="float" office:value="203557" calcext:value-type="float">
            <text:p>20355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0.0001220703125" calcext:value-type="float">
            <text:p>0,0001220703</text:p>
          </table:table-cell>
          <table:table-cell office:value-type="float" office:value="0.787639710716634" calcext:value-type="float">
            <text:p>0,7876397107</text:p>
          </table:table-cell>
          <table:table-cell office:value-type="float" office:value="197590" calcext:value-type="float">
            <text:p>19759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0030517578125" calcext:value-type="float">
            <text:p>3,0517578125E-005</text:p>
          </table:table-cell>
          <table:table-cell office:value-type="float" office:value="0.629848783694938" calcext:value-type="float">
            <text:p>0,6298487837</text:p>
          </table:table-cell>
          <table:table-cell office:value-type="float" office:value="206155" calcext:value-type="float">
            <text:p>20615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3125" calcext:value-type="float">
            <text:p>0,03125</text:p>
          </table:table-cell>
          <table:table-cell office:value-type="float" office:value="8" calcext:value-type="float">
            <text:p>8</text:p>
          </table:table-cell>
          <table:table-cell office:value-type="float" office:value="0.56508875739645" calcext:value-type="float">
            <text:p>0,5650887574</text:p>
          </table:table-cell>
          <table:table-cell office:value-type="float" office:value="210532" calcext:value-type="float">
            <text:p>21053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000030517578125" calcext:value-type="float">
            <text:p>3,0517578125E-005</text:p>
          </table:table-cell>
          <table:table-cell office:value-type="float" office:value="0.716305062458909" calcext:value-type="float">
            <text:p>0,7163050625</text:p>
          </table:table-cell>
          <table:table-cell office:value-type="float" office:value="156292" calcext:value-type="float">
            <text:p>15629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192" calcext:value-type="float">
            <text:p>8192</text:p>
          </table:table-cell>
          <table:table-cell office:value-type="float" office:value="0.00048828125" calcext:value-type="float">
            <text:p>0,0004882813</text:p>
          </table:table-cell>
          <table:table-cell office:value-type="float" office:value="0.76232741617357" calcext:value-type="float">
            <text:p>0,7623274162</text:p>
          </table:table-cell>
          <table:table-cell office:value-type="float" office:value="244628" calcext:value-type="float">
            <text:p>24462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3125" calcext:value-type="float">
            <text:p>0,03125</text:p>
          </table:table-cell>
          <table:table-cell office:value-type="float" office:value="0.00048828125" calcext:value-type="float">
            <text:p>0,0004882813</text:p>
          </table:table-cell>
          <table:table-cell office:value-type="float" office:value="0.56508875739645" calcext:value-type="float">
            <text:p>0,5650887574</text:p>
          </table:table-cell>
          <table:table-cell office:value-type="float" office:value="212941" calcext:value-type="float">
            <text:p>21294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0078125" calcext:value-type="float">
            <text:p>0,0078125</text:p>
          </table:table-cell>
          <table:table-cell office:value-type="float" office:value="0.763313609467456" calcext:value-type="float">
            <text:p>0,7633136095</text:p>
          </table:table-cell>
          <table:table-cell office:value-type="float" office:value="153216" calcext:value-type="float">
            <text:p>15321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3125" calcext:value-type="float">
            <text:p>0,03125</text:p>
          </table:table-cell>
          <table:table-cell office:value-type="float" office:value="0.740959894806049" calcext:value-type="float">
            <text:p>0,7409598948</text:p>
          </table:table-cell>
          <table:table-cell office:value-type="float" office:value="134421" calcext:value-type="float">
            <text:p>13442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,125</text:p>
          </table:table-cell>
          <table:table-cell office:value-type="float" office:value="0.000030517578125" calcext:value-type="float">
            <text:p>3,0517578125E-005</text:p>
          </table:table-cell>
          <table:table-cell office:value-type="float" office:value="0.56508875739645" calcext:value-type="float">
            <text:p>0,5650887574</text:p>
          </table:table-cell>
          <table:table-cell office:value-type="float" office:value="222192" calcext:value-type="float">
            <text:p>22219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0.616042077580539" calcext:value-type="float">
            <text:p>0,6160420776</text:p>
          </table:table-cell>
          <table:table-cell office:value-type="float" office:value="206197" calcext:value-type="float">
            <text:p>206197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192" calcext:value-type="float">
            <text:p>8192</text:p>
          </table:table-cell>
          <table:table-cell office:value-type="float" office:value="0.0078125" calcext:value-type="float">
            <text:p>0,0078125</text:p>
          </table:table-cell>
          <table:table-cell office:value-type="float" office:value="0.722550953320184" calcext:value-type="float">
            <text:p>0,7225509533</text:p>
          </table:table-cell>
          <table:table-cell office:value-type="float" office:value="171006" calcext:value-type="float">
            <text:p>17100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office:value-type="float" office:value="0.663379355687048" calcext:value-type="float">
            <text:p>0,6633793557</text:p>
          </table:table-cell>
          <table:table-cell office:value-type="float" office:value="198779" calcext:value-type="float">
            <text:p>19877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48828125" calcext:value-type="float">
            <text:p>0,0004882813</text:p>
          </table:table-cell>
          <table:table-cell office:value-type="float" office:value="0.716633793556871" calcext:value-type="float">
            <text:p>0,7166337936</text:p>
          </table:table-cell>
          <table:table-cell office:value-type="float" office:value="148534" calcext:value-type="float">
            <text:p>14853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03125" calcext:value-type="float">
            <text:p>0,03125</text:p>
          </table:table-cell>
          <table:table-cell office:value-type="float" office:value="0.125" calcext:value-type="float">
            <text:p>0,125</text:p>
          </table:table-cell>
          <table:table-cell office:value-type="float" office:value="0.655818540433925" calcext:value-type="float">
            <text:p>0,6558185404</text:p>
          </table:table-cell>
          <table:table-cell office:value-type="float" office:value="193141" calcext:value-type="float">
            <text:p>19314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01220703125" calcext:value-type="float">
            <text:p>0,0001220703</text:p>
          </table:table-cell>
          <table:table-cell office:value-type="float" office:value="0.714661406969099" calcext:value-type="float">
            <text:p>0,714661407</text:p>
          </table:table-cell>
          <table:table-cell office:value-type="float" office:value="147410" calcext:value-type="float">
            <text:p>14741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125" calcext:value-type="float">
            <text:p>0,125</text:p>
          </table:table-cell>
          <table:table-cell office:value-type="float" office:value="0.722550953320184" calcext:value-type="float">
            <text:p>0,7225509533</text:p>
          </table:table-cell>
          <table:table-cell office:value-type="float" office:value="182478" calcext:value-type="float">
            <text:p>18247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00048828125" calcext:value-type="float">
            <text:p>0,0004882813</text:p>
          </table:table-cell>
          <table:table-cell office:value-type="float" office:value="0.730440499671269" calcext:value-type="float">
            <text:p>0,7304404997</text:p>
          </table:table-cell>
          <table:table-cell office:value-type="float" office:value="130313" calcext:value-type="float">
            <text:p>13031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1220703125" calcext:value-type="float">
            <text:p>0,0001220703</text:p>
          </table:table-cell>
          <table:table-cell office:value-type="float" office:value="0.68310322156476" calcext:value-type="float">
            <text:p>0,6831032216</text:p>
          </table:table-cell>
          <table:table-cell office:value-type="float" office:value="185310" calcext:value-type="float">
            <text:p>18531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512" calcext:value-type="float">
            <text:p>512</text:p>
          </table:table-cell>
          <table:table-cell office:value-type="float" office:value="0.5" calcext:value-type="float">
            <text:p>0,5</text:p>
          </table:table-cell>
          <table:table-cell office:value-type="float" office:value="0.644641683103222" calcext:value-type="float">
            <text:p>0,6446416831</text:p>
          </table:table-cell>
          <table:table-cell office:value-type="float" office:value="199741" calcext:value-type="float">
            <text:p>19974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617357001972387" calcext:value-type="float">
            <text:p>0,617357002</text:p>
          </table:table-cell>
          <table:table-cell office:value-type="float" office:value="207962" calcext:value-type="float">
            <text:p>20796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0.001953125" calcext:value-type="float">
            <text:p>0,001953125</text:p>
          </table:table-cell>
          <table:table-cell office:value-type="float" office:value="0.760683760683761" calcext:value-type="float">
            <text:p>0,7606837607</text:p>
          </table:table-cell>
          <table:table-cell office:value-type="float" office:value="201552" calcext:value-type="float">
            <text:p>20155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3125" calcext:value-type="float">
            <text:p>0,03125</text:p>
          </table:table-cell>
          <table:table-cell office:value-type="float" office:value="0.743261012491782" calcext:value-type="float">
            <text:p>0,7432610125</text:p>
          </table:table-cell>
          <table:table-cell office:value-type="float" office:value="175112" calcext:value-type="float">
            <text:p>17511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0.001953125" calcext:value-type="float">
            <text:p>0,001953125</text:p>
          </table:table-cell>
          <table:table-cell office:value-type="float" office:value="0.777120315581854" calcext:value-type="float">
            <text:p>0,7771203156</text:p>
          </table:table-cell>
          <table:table-cell office:value-type="float" office:value="159496" calcext:value-type="float">
            <text:p>15949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2" calcext:value-type="float">
            <text:p>2</text:p>
          </table:table-cell>
          <table:table-cell office:value-type="float" office:value="0.618343195266272" calcext:value-type="float">
            <text:p>0,6183431953</text:p>
          </table:table-cell>
          <table:table-cell office:value-type="float" office:value="184629" calcext:value-type="float">
            <text:p>18462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0.03125" calcext:value-type="float">
            <text:p>0,03125</text:p>
          </table:table-cell>
          <table:table-cell office:value-type="float" office:value="0.745562130177515" calcext:value-type="float">
            <text:p>0,7455621302</text:p>
          </table:table-cell>
          <table:table-cell office:value-type="float" office:value="152695" calcext:value-type="float">
            <text:p>15269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8T21:36:37.148639518</dc:date>
    <meta:document-statistic meta:table-count="1" meta:cell-count="668" meta:object-count="0"/>
    <meta:generator>LibreOffice/4.2.8.2$Linux_X86_64 LibreOffice_project/420m0$Build-2</meta:generator>
  </office:meta>
</office:document-meta>
</file>